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T1" style:family="text">
      <style:text-properties officeooo:rsid="000e7c8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roblem description </text:p>
      <text:p text:style-name="Text_20_body">The landscape of Java plugin frameworks currently presents limitations that hinder developers from achieving a seamless and lightweight integration of plugins into their applications. The available options—such as OSGI, the Java Simple Plugin Framework (JSPF), and the Java Plugin Framework (JPF)—each come with their own challenges and shortcomings:</text:p>
      <text:list xml:id="list470132045" text:style-name="L1">
        <text:list-item>
          <text:p text:style-name="P1"><text:span text:style-name="Strong_20_Emphasis">OSGI:</text:span> While OSGI is robust and capable, its complexity can be overwhelming for many developers. Implementing and configuring OSGI often requires a steep learning curve, making it unsuitable for projects seeking a lightweight and user-friendly solution.</text:p>
        </text:list-item>
        <text:list-item>
          <text:p text:style-name="P1"><text:span text:style-name="Strong_20_Emphasis">JSPF:</text:span> JSPF, despite being initiated by Google, is marked as archived and has not seen active development since 2011. The lack of ongoing maintenance raises concerns about compatibility, security, and future support.</text:p>
        </text:list-item>
        <text:list-item>
          <text:p text:style-name="P1"><text:span text:style-name="Strong_20_Emphasis">JPF:</text:span> The Java Plugin Framework (JPF) is even older, with its last version published in 2007. Its age raises compatibility issues with modern Java versions and APIs, rendering it insufficient for contemporary plugin needs.</text:p>
        </text:list-item>
      </text:list>
      <text:p text:style-name="Text_20_body">Given the limitations of existing options, there is a clear gap in the market for a new plugin framework that prioritizes simplicity, lightweight integration, and modern compatibility. Developers require a solution that empowers them to seamlessly incorporate plugins into their applications without the complexities associated with OSGI or the limitations of outdated frameworks like JSPF and JPF.</text:p>
      <text:p text:style-name="Text_20_body">The demand for a user-friendly, lightweight, and contemporary plugin framework is evident, prompting the need for the development of a new solution. This framework should allow developers to effortlessly integrate plugins into their projects, thereby addressing the challenges posed by the current options and catering to the requirements of modern software development. By creating a new plugin framework that bridges this gap, developers can enjoy a streamlined experience and focus on innovation rather than grappling with unnecessary complexiti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6T20:57:30.429353644</meta:creation-date>
    <dc:date>2023-08-16T20:59:33.835210367</dc:date>
    <meta:editing-duration>PT2M3S</meta:editing-duration>
    <meta:editing-cycles>1</meta:editing-cycles>
    <meta:document-statistic meta:table-count="0" meta:image-count="0" meta:object-count="0" meta:page-count="1" meta:paragraph-count="7" meta:word-count="292" meta:character-count="2013" meta:non-whitespace-character-count="1732"/>
    <meta:generator>LibreOffice/6.4.7.2$Linux_X86_64 LibreOffice_project/40$Build-2</meta:generator>
  </office:meta>
</office:document-meta>
</file>